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style-name="WW_Chartech-listLVL1"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parent-style-name="Normal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 style:writing-mode="lr-tb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style:style style:name="edu-text" style:parent-style-name="Normal" style:family="paragraph">
      <style:paragraph-properties style:snap-to-layout-grid="false" fo:margin-bottom="0.00mm" style:line-height-at-least="0.50mm"/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style:writing-mode="lr-tb" fo:padding-top="0.00mm" fo:padding-left="2.00mm" fo:padding-bottom="0.00mm" fo:padding-right="0.00mm"/>
    </style:style>
    <style:style style:name="date" style:parent-style-name="Normal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parent-style-name="Normal" style:family="paragraph">
      <style:paragraph-properties style:snap-to-layout-grid="false" fo:margin-top="0.00mm" fo:margin-bottom="0.00mm" style:line-height-at-least="0.50mm" fo:margin-right="-0.35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edu-sub" style:family="text">
      <style:text-properties style:font-name="Arial Narrow" style:text-underline-type="none" fo:font-style="italic" fo:font-size="3.5mm"/>
    </style:style>
    <style:style style:name="proj-head" style:parent-style-name="Normal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style:writing-mode="lr-tb" fo:padding-top="0.00mm" fo:padding-left="2.00mm" fo:padding-bottom="5.08mm" fo:padding-right="0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style:style style:name="work-sub" style:family="text">
      <style:text-properties style:text-underline-type="none" style:font-name="Arial Narrow" fo:font-style="italic" fo:font-size="3.5mm"/>
    </style:style>
    <style:style style:name="work-desc" style:parent-style-name="Normal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"VisualPlugin"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available for a full-time position (remote or in-person) from Sep. 2023 onwards in Orange County, California.<text:line-break/>I would love to work for a software company which promotes social good and nurtures coöperative relationships.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React</text:p>
          </text:list-item>
          <text:list-item>
            <text:p text:style-name="tech-skill">MongoDB</text:p>
          </text:list-item>
          <text:list-item>
            <text:p text:style-name="tech-skill">Roblox Lua(u)</text:p>
          </text:list-item>
          <text:list-item>
            <text:p text:style-name="tech-skill">Python</text:p>
          </text:list-item>
          <text:list-item>
            <text:p text:style-name="tech-skill">FFmpeg</text:p>
          </text:list-item>
          <text:list-item>
            <text:p text:style-name="tech-skill">PowerShell</text:p>
          </text:list-item>
          <text:list-item>
            <text:p text:style-name="tech-skill">GNU/Linux</text:p>
          </text:list-item>
          <text:list-item>
            <text:p text:style-name="tech-skill">Bash</text:p>
          </text:list-item>
          <text:list-item>
            <text:p text:style-name="tech-skill">C++</text:p>
          </text:list-item>
          <text:list-item>
            <text:p text:style-name="tech-skill">C# (.NET)</text:p>
          </text:list-item>
          <text:list-item>
            <text:p text:style-name="tech-skill">Docker Compose</text:p>
          </text:list-item>
          <text:list-item>
            <text:p text:style-name="tech-skill">PHP</text:p>
          </text:list-item>
          <text:list-item>
            <text:p text:style-name="tech-skill">MySQL</text:p>
          </text:list-item>
          <text:list-item>
            <text:p text:style-name="tech-skill">Documentation</text:p>
          </text:list-item>
          <text:list-item>
            <text:p text:style-name="tech-skill">Affinity Photo</text:p>
          </text:list-item>
          <text:list-item>
            <text:p text:style-name="tech-skill">FL Studio</text:p>
          </text:list-item>
          <text:list-item>
            <text:p text:style-name="tech-skill">Microsoft Office</text:p>
          </text:list-item>
          <text:list-item>
            <text:p text:style-name="tech-skill">OBS Studio</text:p>
          </text:list-item>
          <text:list-item>
            <text:p text:style-name="tech-skill">Filmora 12</text:p>
          </text:list-item>
          <text:list-item>
            <text:p text:style-name="tech-skill">Shotcut</text:p>
          </text:list-item>
          <text:list-item>
            <text:p text:style-name="tech-skill">Blender</text:p>
          </text:list-item>
          <text:list-item>
            <text:p text:style-name="tech-skill">VS Code</text:p>
          </text:list-item>
          <text:list-item>
            <text:p text:style-name="tech-skill">OpenDocument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table:table-row table:style-name="sect-row">
          <table:table-cell table:style-name="sect-cell">
            <text:p text:style-name="edu-title">University of California, Irvine<text:span text:style-name="edu-sub"> – 3.67 GPA and rising</text:span>
						</text:p>
            <text:p text:style-name="edu-text">Currently finishing BS in Software Engineering under part-time study.</text:p>
            <text:p text:style-name="edu-text">Enrolled at the school of Informatics &amp; Computer Science.</text:p>
            <text:p text:style-name="edu-text">Achieved a 3.80 GPA for all in-person courses (Fall 2021 and later)</text:p>
            <text:p text:style-name="edu-text">Participated at ACM; devised and presented solutions for LeetCode problems.</text:p>
            <text:p text:style-name="edu-text">Started course track for MS in Software Engineering programme at CSUF.</text:p>
          </table:table-cell>
          <table:table-cell table:style-name="date-cell">
            <text:p text:style-name="date">before June 2024</text:p>
          </table:table-cell>
        </table:table-row>
        <table:table-row table:style-name="sect-row">
          <table:table-cell table:style-name="sect-cell">
            <text:p text:style-name="edu-title">Santiago Canyon College<text:span text:style-name="edu-sub"> – 3.6 GPA</text:span>
						</text:p>
            <text:p text:style-name="edu-text">Majored in Computer Science; graduated with an AA in Liberal Arts.</text:p>
            <text:p text:style-name="edu-text">Earnt a 4.0 GPA for major-related courses.</text:p>
            <text:p text:style-name="edu-text">Re-took courses in data structures; enrolled in STEM Academy.</text:p>
          </table:table-cell>
          <table:table-cell table:style-name="date-cell">
            <text:p text:style-name="date">May 2020</text:p>
          </table:table-cell>
        </table:table-row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GoAnimate-Wrapper/GoAnimate-Wrapper">
								<text:span text:style-name="proj-title">
								GoAnimate Wrapper</text:span>
							</text:a>is a locally hosted project designed to interop with Vyond's Legacy Video Maker. With a team of community experts, Wrapper became my most significant production-level full-stack web project.</text:p>
            <text:list text:style-name="proj-list" text:continue-numbering="true">
              <text:list-item>
                <text:p text:style-name="proj-desc">Created a modern Node.JS API replicating server functionalities</text:p>
              </text:list-item>
              <text:list-item>
                <text:p text:style-name="proj-desc">Reverse-engineered Shockwave Flash files and analyzed legacy ActionScript code</text:p>
              </text:list-item>
              <text:list-item>
                <text:p text:style-name="proj-desc">Delivered hundreds of engaging video experiences by May 2021</text:p>
              </text:list-item>
              <text:list-item>
                <text:p text:style-name="proj-desc">Over 21,000 results on a YouTube query for Wrapper and derivative works</text:p>
              </text:list-item>
            </text:list>
          </table:table-cell>
          <table:table-cell table:style-name="date-cell">
            <text:p text:style-name="date">2019-12 / 2020-11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written in JavaScript with the objective to revive buffets that had to close due to Covid. This project's user-interaction model drew inspiration from how Korean barbecue establishments operate.</text:p>
            <text:list text:style-name="proj-list" text:continue-numbering="true">
              <text:list-item>
                <text:p text:style-name="proj-desc">Engineered separate user interfaces for customers, cashiers, and kitchen staff</text:p>
              </text:list-item>
              <text:list-item>
                <text:p text:style-name="proj-desc">Streamlined the Covid dining experience with mobile device ordering</text:p>
              </text:list-item>
              <text:list-item>
                <text:p text:style-name="proj-desc">Developed a cashier system for efficient order tracking</text:p>
              </text:list-item>
              <text:list-item>
                <text:p text:style-name="proj-desc">Built an interface for servers to ensure timely order preparation and delivery</text:p>
              </text:list-item>
            </text:list>
          </table:table-cell>
          <table:table-cell table:style-name="date-cell">
            <text:p text:style-name="date">2021-03 / 2021-04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Roblox-Script-Executor-CLI">
								<text:span text:style-name="proj-title">
								Rōblox Script Executor</text:span>
							</text:a>was a command-line interface facilitating script execution on Rōblox.</text:p>
            <text:list text:style-name="proj-list" text:continue-numbering="true">
              <text:list-item>
                <text:p text:style-name="proj-desc">Constructed custom syntax for script execution in Luau</text:p>
              </text:list-item>
              <text:list-item>
                <text:p text:style-name="proj-desc">Introduced per-script parameterization for user ease</text:p>
              </text:list-item>
              <text:list-item>
                <text:p text:style-name="proj-desc">Created 142 predefined scripts in a sister repository, many with help pages</text:p>
              </text:list-item>
            </text:list>
          </table:table-cell>
          <table:table-cell table:style-name="date-cell">
            <text:p text:style-name="date">2022-07 / 2023-05</text:p>
          </table:table-cell>
        </table:table-row>
        <table:table-row table:style-name="sect-row">
          <table:table-cell table:style-name="sect-cell">
            <text:p text:style-name="proj-head">
							<text:a xlink:href="https://github.com/bibanon/tubeup">
								<text:span text:style-name="proj-title">
								Tubeup</text:span>
							</text:a>is a project I contributed code to enable efficient re-upload of a significant portion of a YouTube channel to the Internet Archive.</text:p>
            <text:list text:style-name="proj-list" text:continue-numbering="true">
              <text:list-item>
                <text:p text:style-name="proj-desc">Addressed apparent bugs within a payload of 234 YouTube videos</text:p>
              </text:list-item>
              <text:list-item>
                <text:p text:style-name="proj-desc">Implemented fixes on GitHub to account for deleted assets</text:p>
              </text:list-item>
              <text:list-item>
                <text:p text:style-name="proj-desc">Intuited yt-dlp's Python interface</text:p>
              </text:list-item>
            </text:list>
          </table:table-cell>
          <table:table-cell table:style-name="date-cell">
            <text:p text:style-name="date">2023-08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Screwdja-YuJa">
								<text:span text:style-name="proj-title">
								Screwdja-YuJa</text:span>
							</text:a>was a severe vulnerability in YuJa's API I identified and reported.</text:p>
            <text:list text:style-name="proj-list" text:continue-numbering="true">
              <text:list-item>
                <text:p text:style-name="proj-desc">Sparked effort to a major API patch after ~2 days</text:p>
              </text:list-item>
              <text:list-item>
                <text:p text:style-name="proj-desc">Exposed saved videos and metadata, resolved after notification</text:p>
              </text:list-item>
            </text:list>
          </table:table-cell>
          <table:table-cell table:style-name="date-cell">
            <text:p text:style-name="date">2022-1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Time-Is-Musical">
								<text:span text:style-name="proj-title">
								Time is Musical</text:span>
							</text:a>is a musical adaptation of the WWV time station.</text:p>
            <text:list text:style-name="proj-list" text:continue-numbering="true">
              <text:list-item>
                <text:p text:style-name="proj-desc">Played a unique index-based composition of five loops every minute</text:p>
              </text:list-item>
              <text:list-item>
                <text:p text:style-name="proj-desc">Produced 42 synth loops using FL Studio 20</text:p>
              </text:list-item>
              <text:list-item>
                <text:p text:style-name="proj-desc">Constructed Python script for stream parameters</text:p>
              </text:list-item>
              <text:list-item>
                <text:p text:style-name="proj-desc">Streamed live on YouTube using FFmpeg's lavfi filter</text:p>
              </text:list-item>
            </text:list>
          </table:table-cell>
          <table:table-cell table:style-name="date-cell">
            <text:p text:style-name="date">2021-05 / 2022-0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Playing-Webhooky">
								<text:span text:style-name="proj-title">
								Webhooky</text:span>
							</text:a>was a lightweight, database-driven webhook proxy for Rōblox games interacting with Discord's webhook API</text:p>
            <text:list text:style-name="proj-list" text:continue-numbering="true">
              <text:list-item>
                <text:p text:style-name="proj-desc">Made use of PHP, SQL (MySQL), and PHPMyAdmin to process and store request logs</text:p>
              </text:list-item>
              <text:list-item>
                <text:p text:style-name="proj-desc">Empowered over 200 game developers to transfer data to Discord with my service</text:p>
              </text:list-item>
            </text:list>
          </table:table-cell>
          <table:table-cell table:style-name="date-cell">
            <text:p text:style-name="date">2018-02 / 2019-09</text:p>
          </table:table-cell>
        </table:table-row>
        <table:table-row table:style-name="sect-row">
          <table:table-cell table:style-name="sect-cell">
            <text:p text:style-name="proj-head">
							<text:a xlink:href="https://www.roblox.com/games/7073192492/UGC-Spr">
								<text:span text:style-name="proj-title">
								Rōblox Custom Catalogue</text:span>
							</text:a>was a prospective Free marketplace licensed under GNU GPL.</text:p>
            <text:list text:style-name="proj-list" text:continue-numbering="true">
              <text:list-item>
                <text:p text:style-name="proj-desc">Designed a sleek user interface using Rōblox Studio, without third-party libraries</text:p>
              </text:list-item>
              <text:list-item>
                <text:p text:style-name="proj-desc">Enabled potential users to sell hats, accessories, and packages outside the official Rōblox store</text:p>
              </text:list-item>
            </text:list>
          </table:table-cell>
          <table:table-cell table:style-name="date-cell">
            <text:p text:style-name="date">2021-06 / 2022-05</text:p>
          </table:table-cell>
        </table:table-row>
        <table:table-row table:style-name="sect-row">
          <table:table-cell table:style-name="sect-cell">
            <text:p text:style-name="proj-head">
							<text:a xlink:href="https://windows81.github.io">
								<text:span text:style-name="proj-title">
								Windows81.github.io</text:span>
							</text:a>is a personal website hosted on GitHub Pages.</text:p>
            <text:list text:style-name="proj-list" text:continue-numbering="true">
              <text:list-item>
                <text:p text:style-name="proj-desc">Compiled my creative 3D-showcasing work on Rōblox</text:p>
              </text:list-item>
              <text:list-item>
                <text:p text:style-name="proj-desc">Incorporated elements of responsive philosophy</text:p>
              </text:list-item>
              <text:list-item>
                <text:p text:style-name="proj-desc">Hand-coded using HTML and CSS, sans third-party frameworks</text:p>
              </text:list-item>
            </text:list>
          </table:table-cell>
          <table:table-cell table:style-name="date-cell">
            <text:p text:style-name="date">2020-05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Rōblox Tutor @ IIOC Community Center<text:span text:style-name="work-sub"> prospective</text:span>
						</text:p>
            <text:p text:style-name="work-desc">
							Preparing a cirriculum for basic and intermediate Rōblox development
						</text:p>
            <text:p text:style-name="work-desc">
							Establishing an audience of students aged approx. 8 through 13.
						</text:p>
            <text:p text:style-name="work-desc">
							Carefully selecting an adequate pricing scheme according to market value.
						</text:p>
          </table:table-cell>
          <table:table-cell table:style-name="date-cell">
            <text:p text:style-name="date">2023-06 / Present</text:p>
          </table:table-cell>
        </table:table-row>
        <table:table-row table:style-name="sect-row">
          <table:table-cell table:style-name="sect-cell">
            <text:p text:style-name="work-title">
							Contracted Graphic Designer @ Islamic Institute of Orange County<text:span text:style-name="work-sub"> et al.</text:span>
						</text:p>
            <text:p text:style-name="work-desc">
							Advertised social events with non-profits, such as Islamic Institute of Orange County and Sabil USA.
						</text:p>
            <text:p text:style-name="work-desc">
							Designed real-estate marketing materials for Berkshire Hathaway agents.
						</text:p>
            <text:p text:style-name="work-desc">
							Commissioned to design over 20 event fliers for non-profit organizations.
						</text:p>
          </table:table-cell>
          <table:table-cell table:style-name="date-cell">
            <text:p text:style-name="date">2016-04 ∕ Present</text:p>
          </table:table-cell>
        </table:table-row>
        <table:table-row table:style-name="sect-row">
          <table:table-cell table:style-name="sect-cell">
            <text:p text:style-name="work-title">
							Internship @ CSU Fullerton<text:span text:style-name="work-sub"> under the Val Tech Program.</text:span>
						</text:p>
            <text:p text:style-name="work-desc">
							Assisted in the development of a brain-computer interface with graduate students.
						</text:p>
            <text:p text:style-name="work-desc">
							Designed user interface for mock-up calibration procedure.
						</text:p>
            <text:p text:style-name="work-desc">
							Project coordinated by Professor Kiran George, PhD.
						</text:p>
          </table:table-cell>
          <table:table-cell table:style-name="date-cell">
            <text:p text:style-name="date">2017-09 ∕ 2018-05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p text:style-name="work-desc">
							Consulted in provisioning GNU/Linux file servers for office use using Ubuntu and Samba.
						</text:p>
            <text:p text:style-name="work-desc">
							Assisted in architectural and structural design plans of commercial and industrial sites.
						</text:p>
          </table:table-cell>
          <table:table-cell table:style-name="date-cell">
            <text:p text:style-name="date">2015-06 / Present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uto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7.53mm" text:min-label-width="0.00mm" text:list-level-position-and-space-mode="label-alignment">
          <style:list-level-label-alignment text:label-followed-by="listtab" fo:margin-left="7.53mm" fo:text-indent="0.00mm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20.28mm" text:min-label-width="0.00mm" text:list-level-position-and-space-mode="label-alignment">
          <style:list-level-label-alignment text:label-followed-by="listtab" fo:margin-left="20.28mm" fo:text-indent="0.00mm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32.98mm" text:min-label-width="0.00mm" text:list-level-position-and-space-mode="label-alignment">
          <style:list-level-label-alignment text:label-followed-by="listtab" fo:margin-left="32.98mm" fo:text-indent="0.00mm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45.68mm" text:min-label-width="0.00mm" text:list-level-position-and-space-mode="label-alignment">
          <style:list-level-label-alignment text:label-followed-by="listtab" fo:margin-left="45.68mm" fo:text-indent="0.00mm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58.38mm" text:min-label-width="0.00mm" text:list-level-position-and-space-mode="label-alignment">
          <style:list-level-label-alignment text:label-followed-by="listtab" fo:margin-left="58.38mm" fo:text-indent="0.00mm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71.08mm" text:min-label-width="0.00mm" text:list-level-position-and-space-mode="label-alignment">
          <style:list-level-label-alignment text:label-followed-by="listtab" fo:margin-left="71.08mm" fo:text-indent="0.00mm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83.78mm" text:min-label-width="0.00mm" text:list-level-position-and-space-mode="label-alignment">
          <style:list-level-label-alignment text:label-followed-by="listtab" fo:margin-left="83.78mm" fo:text-indent="0.00mm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96.48mm" text:min-label-width="0.00mm" text:list-level-position-and-space-mode="label-alignment">
          <style:list-level-label-alignment text:label-followed-by="listtab" fo:margin-left="96.48mm" fo:text-indent="0.00mm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109.18mm" text:min-label-width="0.00mm" text:list-level-position-and-space-mode="label-alignment">
          <style:list-level-label-alignment text:label-followed-by="listtab" fo:margin-left="109.18mm" fo:text-indent="0.00mm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6.35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 Narrow"/>
      </text:list-level-style-bullet>
      <text:list-level-style-bullet text:level="2" text:style-name="WW_CharLFO2LVL2" text:bullet-char="o">
        <style:list-level-properties text:space-before="19.05mm" text:min-label-width="6.35mm" text:list-level-position-and-space-mode="label-alignment">
          <style:list-level-label-alignment text:label-followed-by="listtab" fo:margin-left="25.40mm" fo:text-indent="-6.35mm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31.75mm" text:min-label-width="6.35mm" text:list-level-position-and-space-mode="label-alignment">
          <style:list-level-label-alignment text:label-followed-by="listtab" fo:margin-left="38.10mm" fo:text-indent="-6.35mm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44.45mm" text:min-label-width="6.35mm" text:list-level-position-and-space-mode="label-alignment">
          <style:list-level-label-alignment text:label-followed-by="listtab" fo:margin-left="50.80mm" fo:text-indent="-6.35mm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57.15mm" text:min-label-width="6.35mm" text:list-level-position-and-space-mode="label-alignment">
          <style:list-level-label-alignment text:label-followed-by="listtab" fo:margin-left="63.50mm" fo:text-indent="-6.35mm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69.85mm" text:min-label-width="6.35mm" text:list-level-position-and-space-mode="label-alignment">
          <style:list-level-label-alignment text:label-followed-by="listtab" fo:margin-left="76.20mm" fo:text-indent="-6.35mm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82.55mm" text:min-label-width="6.35mm" text:list-level-position-and-space-mode="label-alignment">
          <style:list-level-label-alignment text:label-followed-by="listtab" fo:margin-left="88.90mm" fo:text-indent="-6.35mm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95.25mm" text:min-label-width="6.35mm" text:list-level-position-and-space-mode="label-alignment">
          <style:list-level-label-alignment text:label-followed-by="listtab" fo:margin-left="101.60mm" fo:text-indent="-6.35mm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107.95mm" text:min-label-width="6.35mm" text:list-level-position-and-space-mode="label-alignment">
          <style:list-level-label-alignment text:label-followed-by="listtab" fo:margin-left="114.30mm" fo:text-indent="-6.35mm"/>
        </style:list-level-properties>
        <style:text-properties style:font-name="Wingdings"/>
      </text:list-level-style-bullet>
    </text:list-style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3-11-28 08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2023-05-17T23:01:00Z</meta:creation-date>
    <dc:date>2023-05-17T23:03:00Z</dc:date>
    <meta:print-date>2021-02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

<file path=_projects.txt>2019-12 / 2020-11
GoAnimate Wrapper
https://github.com/GoAnimate-Wrapper/GoAnimate-Wrapper
is a locally hosted project designed to interop with Vyond's Legacy Video Maker. With a team of community experts, Wrapper became my most significant production-level full-stack web project.
- Created a modern Node.JS API replicating server functionalities
- Reverse-engineered Shockwave Flash files and analyzed legacy ActionScript code
- Delivered hundreds of engaging video experiences by May 2021
- Over 21,000 results on a YouTube query for Wrapper and derivative works

2021-03 / 2021-04
Bring Back Buffets
https://github.com/Windows81/Bring-Back-Buffets
was a mobile web app written in JavaScript with the objective to revive buffets that had to close due to Covid. This project's user-interaction model drew inspiration from how Korean barbecue establishments operate.
- Engineered separate user interfaces for customers, cashiers, and kitchen staff
- Streamlined the Covid dining experience with mobile device ordering
- Developed a cashier system for efficient order tracking
- Built an interface for servers to ensure timely order preparation and delivery

2022-07 / 2023-05
R&#333;blox Script Executor
https://github.com/Windows81/Roblox-Script-Executor-CLI
was a command-line interface facilitating script execution on R&#333;blox.
- Constructed custom syntax for script execution in Luau
- Introduced per-script parameterization for user ease
- Created 142 predefined scripts in a sister repository, many with help pages

2023-08
Tubeup
https://github.com/bibanon/tubeup
is a project I contributed code to enable efficient re-upload of a significant portion of a YouTube channel to the Internet Archive.
- Addressed apparent bugs within a payload of 234 YouTube videos
- Implemented fixes on GitHub to account for deleted assets
- Intuited yt-dlp's Python interface

2022-12
Screwdja-YuJa
https://github.com/Windows81/Screwdja-YuJa
was a severe vulnerability in YuJa's API I identified and reported.
- Sparked effort to a major API patch after ~2 days
- Exposed saved videos and metadata, resolved after notification

2021-05 / 2022-02
Time is Musical
https://github.com/Windows81/Time-Is-Musical
is a musical adaptation of the WWV time station.
- Played a unique index-based composition of five loops every minute
- Produced 42 synth loops using FL Studio 20
- Constructed Python script for stream parameters
- Streamed live on YouTube using FFmpeg's lavfi filter

2018-02 / 2019-09
Webhooky
https://github.com/Windows81/Playing-Webhooky
was a lightweight, database-driven webhook proxy for R&#333;blox games interacting with Discord's webhook API
- Made use of PHP, SQL (MySQL), and PHPMyAdmin to process and store request logs
- Empowered over 200 game developers to transfer data to Discord with my service

2021-06 / 2022-05
R&#333;blox Custom Catalogue
https://www.roblox.com/games/7073192492/UGC-Spr
was a prospective Free marketplace licensed under GNU GPL.
- Designed a sleek user interface using R&#333;blox Studio, without third-party libraries
- Enabled potential users to sell hats, accessories, and packages outside the official R&#333;blox store

2020-05
Windows81.github.io
https://windows81.github.io
is a personal website hosted on GitHub Pages.
- Compiled my creative 3D-showcasing work on R&#333;blox
- Incorporated elements of responsive philosophy
- Hand-coded using HTML and CSS, sans third-party frameworks
</file>

<file path=_skills.txt>Node.JS
HTML5/CSS3
React
MongoDB
Roblox Lua(u)
Python
FFmpeg
PowerShell
GNU/Linux
Bash
C++
C# (.NET)
Docker Compose
PHP
MySQL
Documentation
Affinity Photo
FL Studio
Microsoft Office
OBS Studio
Filmora 12
Shotcut
Blender
VS Code
OpenDocument
</file>

<file path=_work.txt>2023-06 / Present
R&#333;blox Tutor @ IIOC Community Center
- prospective
- Preparing a cirriculum for basic and intermediate R&#333;blox development
- Establishing an audience of students aged approx. 8 through 13.
- Carefully selecting an adequate pricing scheme according to market value.

2016-04 &#8725; Present
Contracted Graphic Designer @ Islamic Institute of Orange County
et al.
- Advertised social events with non-profits, such as Islamic Institute of Orange County and Sabil USA.
- Designed real-estate marketing materials for Berkshire Hathaway agents.
- Commissioned to design over 20 event fliers for non-profit organizations.

2017-09 &#8725; 2018-05
Internship @ CSU Fullerton
under the Val Tech Program.
- Assisted in the development of a brain-computer interface with graduate students.
- Designed user interface for mock-up calibration procedure.
- Project coordinated by Professor Kiran George, PhD.

2015-06 / Present
Professional Engineering Course Center
(on call)
- Consulted in provisioning GNU/Linux file servers for office use using Ubuntu and Samba.
- Assisted in architectural and structural design plans of commercial and industrial sites.
</file>